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list-style-name="L1">
      <style:paragraph-properties fo:text-align="start" style:justify-single-word="false"/>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aboration 4</text:p>
      <text:p text:style-name="P1"/>
      <text:p text:style-name="P1"/>
      <text:p text:style-name="P1"/>
      <text:p text:style-name="P1"/>
      <text:p text:style-name="P1"/>
      <text:p text:style-name="P1"/>
      <text:p text:style-name="P1"/>
      <text:p text:style-name="P1">Iterativ Mjukvaruutveckling 1DV404 nj222dt Grupp 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iklas Johannesson</text:p>
      <text:p text:style-name="P1"><text:soft-page-break/>Planering</text:p>
      <text:p text:style-name="P1"/>
      <text:p text:style-name="P2">Det arbete som har utförts i de andra laborationerna kommer inte fortsättas på, utan ett nytt projekt kommer att skapas för att upprätt hålla den kvalitet som sätt för denna uppgift. Det kommer vara bättre utfört och koden kommer vara uppsatt på ett bättre sätt för att förenkla processen med att läsa av det i framtiden. </text:p>
      <text:p text:style-name="P2">Det kommer även finnas ytterligare användingsfall efter varje iteration som kommer implementeras. Användingsfallen som kommer implementeras kommer att börja som simpla fall men i den sista iterationen kommer ett större fall implementeras. Detta är nödvändigt både för utvecklingen av det nuvarande programmet och framtida tillägg. Eftersom programmet är inte byggt med tanke på iterationer så det är bara förväntat att man börjar om och gör det rätt från början. </text:p>
      <text:p text:style-name="P2"/>
      <text:p text:style-name="P1">Huvudmål</text:p>
      <text:p text:style-name="P2"/>
      <text:p text:style-name="P2">Den totala milstolpen som kommer att sättas för hela projektet är att den ska innehålla tre användingsfall med fungerande kod för att stödja dem. Dessa tre användningsfall kommer att beskrivas mer i submåls-beskrivningarna som kommer att följa efter detta. Även om målet för projektet är att att ha fungerande objektorienterad kod kommer även ett visuellt mål sättas upp, det kommer inte att vara omfattande men att man ska få känslan av att det är ett system som man kan testa och fungerar. </text:p>
      <text:p text:style-name="P2">Precis som förra laborationerna kommer det inte finnas någon manuell inmatning eftersom vi vill undvika att avvika från det objekt orienterade kod målet som vi sätter för oss själva.</text:p>
      <text:p text:style-name="P2">Så för att stödja programmet bortom JavaScript kod kommer det att finnas viss mängd Css kod.</text:p>
      <text:p text:style-name="P2"/>
      <text:p text:style-name="P1">Iteration 1 beskrivning</text:p>
      <text:p text:style-name="P2"/>
      <text:p text:style-name="P2">Den första iterationen kommer att bestå utav det första användingsfallet som kommer vara en upprepning av förra laborationen. Användingen av ett logga-in scenario är en bra start eftersom det är den första saker man måste göra i systemet. Den mer detaljerade planeringen av varje iteration kommer ske den sektionen detta kommer agera som en övergripande blick på vad som kommer ske.</text:p>
      <text:p text:style-name="P2"/>
      <text:p text:style-name="P2">Strukturen för iterationen kommer att se ut på följande sätt:</text:p>
      <text:p text:style-name="P2"/>
      <text:list xml:id="list5308156265180636717" text:style-name="L1">
        <text:list-item>
          <text:p text:style-name="P5">Användningsfalls beskrivning</text:p>
        </text:list-item>
        <text:list-item>
          <text:p text:style-name="P5">Krav och Specifikationer</text:p>
        </text:list-item>
        <text:list-item>
          <text:p text:style-name="P5">Hitta klasser/ Beskriva klasser</text:p>
        </text:list-item>
        <text:list-item>
          <text:p text:style-name="P5">Implementera klasser i kodform</text:p>
        </text:list-item>
        <text:list-item>
          <text:p text:style-name="P5">Testa klasser för att kolla så att dem uppfyller krav.</text:p>
        </text:list-item>
        <text:list-item>
          <text:p text:style-name="P5">Exekvera kod</text:p>
        </text:list-item>
        <text:list-item>
          <text:p text:style-name="P5">Reflektion </text:p>
        </text:list-item>
      </text:list>
      <text:p text:style-name="P2">Denna struktur kommer att se likadan ut för varje iteration men olikheter kan dyka upp eftersom alla användningsfall skiljer sig åt. I den detaljerade planeringen som kommer skrivas för varje iteration kommer även att innehålla en tidsplanering som sätts. Denna tidsplanering kommer att jämför as med den verkliga tiden som det tar i slutreflektionen som skrivs sist.</text:p>
      <text:p text:style-name="P2"/>
      <text:p text:style-name="P2">Milstolpen för denna iteration kommer att vara att systemet har en fungerande inloggnings funktion som är objektorienterad med en bra strukturerad kod. På denna iteration kommer det inte ställas några visuella krav, alla värden kommer att vara för programmerade för att underlättade testande.</text:p>
      <text:p text:style-name="P2"/>
      <text:p text:style-name="P2"/>
      <text:p text:style-name="P2"><text:soft-page-break/>Den tid som kommer att fördelas till denna uppgift kommer att ligga på 6 timmar, hur dem fördelas kommer att specificeras i den detaljerade planeringen som följer med iterationen. </text:p>
      <text:p text:style-name="P2">Koden som skrivs kommer även vara val kommenterad för att utskilja vilken iteration som är vilken. För att underlätta för handledaren som kommer att läsa detta. </text:p>
      <text:p text:style-name="P2"/>
      <text:p text:style-name="P1">Iterationen 2 beskrivning</text:p>
      <text:p text:style-name="P2">Den andra iterationen kommer att hantera det andra användningsfallet som kommer att hantera en inmatning av poäng från en sekreterare. Detta är det nästa logiska steget att föra vidare programmet på eftersom det användningsfallet synkar bra med det första. Den detaljerade planeringen kommer att finnas med den andra iterationen passa samma sätt som den första iterationens detaljerade planering kommer att finnas med den. </text:p>
      <text:p text:style-name="P2"/>
      <text:p text:style-name="P2">Strukturen för den andra iterationen kommer att fungera och se ut på samma sätt om den första iterationen.</text:p>
      <text:p text:style-name="P2">Strukturen kommer att se ut på följande sätt:</text:p>
      <text:p text:style-name="P2"/>
      <text:list xml:id="list21682091" text:continue-numbering="true" text:style-name="L1">
        <text:list-item>
          <text:p text:style-name="P5">Användningsfalls beskrivning</text:p>
        </text:list-item>
        <text:list-item>
          <text:p text:style-name="P5">Krav och Specifikationer</text:p>
        </text:list-item>
        <text:list-item>
          <text:p text:style-name="P5">Hitta klasser/ Beskriva klasser</text:p>
        </text:list-item>
        <text:list-item>
          <text:p text:style-name="P5">Implementera klasser i kodform</text:p>
        </text:list-item>
        <text:list-item>
          <text:p text:style-name="P5">Testa klasser för att kolla så att dem uppfyller krav.</text:p>
        </text:list-item>
        <text:list-item>
          <text:p text:style-name="P5">Exekvera kod</text:p>
        </text:list-item>
        <text:list-item>
          <text:p text:style-name="P5">Reflektion </text:p>
        </text:list-item>
      </text:list>
      <text:p text:style-name="P2">Som vi kan se kommer den att vara likadan som den första iterationen. Men självklart så är detta bara rubriker som kommer fyllas med unik text för varje iteration. Även i detta fall kommer den mer specificerade tidsloggen finnas i den detaljerade planeringen men det kommer att fördelas 6 timmar till denna iterationen med. Denna tid kommer att jämföras med den verkligen tiden i den slutgiltiga reflektion som kommer ske efter den tredje iterationen. För att just kolla om jag överskattade eller underskattade mig själv.</text:p>
      <text:p text:style-name="P2"/>
      <text:p text:style-name="P3">Iteration 3 beskrivning</text:p>
      <text:p text:style-name="P2">Den tredje iterationen kommer att hantera det tredje användningsfallet som kommer att hantera funktionaliteten kring att lägga till lag i systemet. Detta kommer antagligen bli den svåra av dem tre iterationer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as Johanns</meta:initial-creator>
    <meta:creation-date>2014-12-19T12:00:48.92</meta:creation-date>
    <dc:date>2014-12-21T01:51:44.21</dc:date>
    <dc:creator>Nikas Johanns</dc:creator>
    <meta:editing-duration>PT18H55S</meta:editing-duration>
    <meta:editing-cycles>2</meta:editing-cycles>
    <meta:generator>OpenOffice/4.0.1$Win32 OpenOffice.org_project/401m5$Build-9714</meta:generator>
    <meta:document-statistic meta:table-count="0" meta:image-count="0" meta:object-count="0" meta:page-count="3" meta:paragraph-count="38" meta:word-count="770" meta:character-count="4862"/>
  </office:meta>
</office:document-meta>
</file>